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cm" svg:height="1.5cm" svg:x="8cm" svg:y="8cm">
          <text:p text:style-name="P1">vRemoveHea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8cm" svg:y="6cm">
          <text:p text:style-name="P1">vRemoveEnemi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cm" svg:height="1.5cm" svg:x="8cm" svg:y="4cm">
          <text:p text:style-name="P1">VRemoveFireBal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16S</meta:editing-duration>
    <meta:editing-cycles>4</meta:editing-cycles>
    <meta:generator>LibreOffice/3.6$Windows_x86 LibreOffice_project/da8c1e6-fd468f4-454e206-f42a4a9-143cfd</meta:generator>
    <dc:date>2012-12-18T23:31:55.01</dc:date>
    <meta:document-statistic meta:object-count="3"/>
  </office:meta>
</office:document-meta>
</file>